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NIConfigurableFile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NIConfigurableFile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NIConfigurableFileGenerator.setup( SourceResolver resolver , Map objectModel , String src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NIConfigurableFile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NIConfigurableFileGenerator.XNIConfigurableFil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NIConfigurableFileGenerator.generat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ConfigurableFil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NIConfigurableFileGenerator.gener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